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bffe" officeooo:paragraph-rsid="001cbffe"/>
    </style:style>
    <style:style style:name="P2" style:family="paragraph" style:parent-style-name="Standard">
      <style:text-properties officeooo:rsid="001da38f" officeooo:paragraph-rsid="001da38f"/>
    </style:style>
    <style:style style:name="T1" style:family="text">
      <style:text-properties officeooo:rsid="001da38f"/>
    </style:style>
    <style:style style:name="T2" style:family="text">
      <style:text-properties officeooo:rsid="001f6f2f"/>
    </style:style>
    <style:style style:name="T3" style:family="text">
      <style:text-properties officeooo:rsid="001ff8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observed my girlfriend Kate making dinner. </text:p>
      <text:p text:style-name="P1"/>
      <text:p text:style-name="P1">Space: <text:s/>The kitchen is somewhat small. <text:s/>Made even smaller by the large dog that is laying on the middle of the floor <text:span text:style-name="T3">and taking up as much room as she can</text:span>. <text:s/>It's late in the afternoon. <text:s/>The kitchen has one large window facing east and giving a good amount of light from the setting sun. <text:s text:c="2"/><text:span text:style-name="T1">I'm sitting at a table in the corner to stay out of the way. </text:span></text:p>
      <text:p text:style-name="P1"/>
      <text:p text:style-name="P2"><text:span text:style-name="T3">Kate</text:span> seems somewhat skeptical that this observation is real and isn't just a way to get out of helping her. <text:s/>I ensure her that this is strictly for science. <text:s/><text:span text:style-name="T2">She digs through refrigerator and pulls out a bunch of different vegetables. <text:s/>She places squash, tomatoes, peppers, and an onion on the table. <text:s/>She places a frying pan on the stove and adds a small amount of oil to it. <text:s/>She starts chopping the onion and placing the cut up pieces into a frying pan. <text:s/>The other veggies follow. <text:s/>After that she adds to a second pan a can of coconut milk and a bit of peanut butter. <text:s/>She begins to heat and stir the pan. <text:s/>Once everything is mixed in the pan she turns the heat down and grabs some chicken that she had defrosted in the microwave. <text:s/>She cuts the chicken in to small chunks and throws it in with the veggies. <text:s/>After a few minuets I can smell the cooking chicken and the dog seems clearly interested in what is going on. <text:s/>The dog is eagerly sitting now staring at the stove. <text:s/>Probably waiting for a stray bit of food to hit the floor. <text:s/>She turns the heat down on the pan and places a cover over the top of it. <text:s/>This was the end of the 10 min observation. <text:s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08:51:54.860000000</meta:creation-date>
    <dc:date>2014-01-24T16:42:30.370000000</dc:date>
    <meta:editing-duration>PT6H34M44S</meta:editing-duration>
    <meta:editing-cycles>1</meta:editing-cycles>
    <meta:document-statistic meta:table-count="0" meta:image-count="0" meta:object-count="0" meta:page-count="1" meta:paragraph-count="3" meta:word-count="298" meta:character-count="1551" meta:non-whitespace-character-count="1231"/>
    <meta:generator>LibreOffice/4.1.4.2$Windows_x86 LibreOffice_project/0a0440ccc0227ad9829de5f46be37cfb6edcf72</meta:generator>
  </office:meta>
</office:document-meta>
</file>